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e715" officeooo:paragraph-rsid="000ce715"/>
    </style:style>
    <style:style style:name="P2" style:family="paragraph" style:parent-style-name="Standard">
      <style:text-properties officeooo:rsid="000ce715" officeooo:paragraph-rsid="002d7100"/>
    </style:style>
    <style:style style:name="P3" style:family="paragraph" style:parent-style-name="Standard">
      <style:text-properties officeooo:rsid="000ce715" officeooo:paragraph-rsid="002e0f7e"/>
    </style:style>
    <style:style style:name="P4" style:family="paragraph" style:parent-style-name="Standard">
      <style:text-properties officeooo:rsid="002d7100" officeooo:paragraph-rsid="002d7100"/>
    </style:style>
    <style:style style:name="P5" style:family="paragraph" style:parent-style-name="Standard">
      <style:paragraph-properties fo:break-before="page"/>
      <style:text-properties style:font-name="Liberation Sans" fo:font-size="14pt" fo:font-weight="bold" officeooo:rsid="0043cb48" officeooo:paragraph-rsid="0043cb48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officeooo:rsid="000ce715" officeooo:paragraph-rsid="000ce715"/>
    </style:style>
    <style:style style:name="P7" style:family="paragraph" style:parent-style-name="Standard" style:list-style-name="L1">
      <style:text-properties officeooo:rsid="000ce715" officeooo:paragraph-rsid="00197738"/>
    </style:style>
    <style:style style:name="P8" style:family="paragraph" style:parent-style-name="Standard" style:list-style-name="L3">
      <style:text-properties officeooo:rsid="000ce715" officeooo:paragraph-rsid="002ecd4b"/>
    </style:style>
    <style:style style:name="P9" style:family="paragraph" style:parent-style-name="Standard" style:list-style-name="L4">
      <style:text-properties officeooo:rsid="000ce715" officeooo:paragraph-rsid="003036b3"/>
    </style:style>
    <style:style style:name="P10" style:family="paragraph" style:parent-style-name="Standard" style:list-style-name="L4">
      <style:text-properties officeooo:rsid="000ce715" officeooo:paragraph-rsid="002fe42b"/>
    </style:style>
    <style:style style:name="P11" style:family="paragraph" style:parent-style-name="Standard" style:list-style-name="L1">
      <style:text-properties officeooo:rsid="00173109" officeooo:paragraph-rsid="00173109"/>
    </style:style>
    <style:style style:name="P12" style:family="paragraph" style:parent-style-name="Standard" style:list-style-name="L3">
      <style:text-properties officeooo:rsid="00173109" officeooo:paragraph-rsid="002fe42b"/>
    </style:style>
    <style:style style:name="P13" style:family="paragraph" style:parent-style-name="Standard" style:list-style-name="L1">
      <style:text-properties fo:font-weight="normal" officeooo:rsid="0012f840" officeooo:paragraph-rsid="0012f840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14531f" officeooo:paragraph-rsid="0014531f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1de686" officeooo:paragraph-rsid="001de686" style:font-weight-asian="normal" style:font-weight-complex="normal"/>
    </style:style>
    <style:style style:name="P16" style:family="paragraph" style:parent-style-name="Standard" style:list-style-name="L2">
      <style:text-properties officeooo:rsid="0018df38" officeooo:paragraph-rsid="0018df38"/>
    </style:style>
    <style:style style:name="P17" style:family="paragraph" style:parent-style-name="Standard" style:list-style-name="L4">
      <style:text-properties officeooo:rsid="0018df38" officeooo:paragraph-rsid="0031e652"/>
    </style:style>
    <style:style style:name="P18" style:family="paragraph" style:parent-style-name="Standard" style:list-style-name="L2">
      <style:text-properties officeooo:rsid="002478b2" officeooo:paragraph-rsid="002478b2"/>
    </style:style>
    <style:style style:name="P19" style:family="paragraph" style:parent-style-name="Standard" style:list-style-name="L3">
      <style:text-properties officeooo:rsid="002d7100" officeooo:paragraph-rsid="002d7100"/>
    </style:style>
    <style:style style:name="P20" style:family="paragraph" style:parent-style-name="Standard" style:list-style-name="L3">
      <style:text-properties officeooo:rsid="002d7100" officeooo:paragraph-rsid="00429235"/>
    </style:style>
    <style:style style:name="P21" style:family="paragraph" style:parent-style-name="Standard" style:list-style-name="L4">
      <style:text-properties officeooo:rsid="0040aceb" officeooo:paragraph-rsid="0040aceb"/>
    </style:style>
    <style:style style:name="P22" style:family="paragraph" style:parent-style-name="Standard">
      <style:text-properties officeooo:rsid="0045d498" officeooo:paragraph-rsid="0045d498"/>
    </style:style>
    <style:style style:name="P23" style:family="paragraph" style:parent-style-name="Standard" style:list-style-name="L5">
      <style:text-properties officeooo:rsid="0045d498" officeooo:paragraph-rsid="0045d49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fe42b" style:font-weight-asian="bold" style:font-weight-complex="bold"/>
    </style:style>
    <style:style style:name="T3" style:family="text">
      <style:text-properties officeooo:rsid="0010879e"/>
    </style:style>
    <style:style style:name="T4" style:family="text">
      <style:text-properties officeooo:rsid="0013b97c"/>
    </style:style>
    <style:style style:name="T5" style:family="text">
      <style:text-properties officeooo:rsid="0015b64f"/>
    </style:style>
    <style:style style:name="T6" style:family="text">
      <style:text-properties officeooo:rsid="0017aac3"/>
    </style:style>
    <style:style style:name="T7" style:family="text">
      <style:text-properties officeooo:rsid="00207b89"/>
    </style:style>
    <style:style style:name="T8" style:family="text">
      <style:text-properties officeooo:rsid="00228579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fe42b" style:font-weight-asian="normal" style:font-weight-complex="normal"/>
    </style:style>
    <style:style style:name="T11" style:family="text">
      <style:text-properties fo:font-weight="normal" officeooo:rsid="00266002" style:font-weight-asian="normal" style:font-weight-complex="normal"/>
    </style:style>
    <style:style style:name="T12" style:family="text">
      <style:text-properties fo:font-weight="normal" officeooo:rsid="002754b1" style:font-weight-asian="normal" style:font-weight-complex="normal"/>
    </style:style>
    <style:style style:name="T13" style:family="text">
      <style:text-properties fo:font-weight="normal" officeooo:rsid="0031e652" style:font-weight-asian="normal" style:font-weight-complex="normal"/>
    </style:style>
    <style:style style:name="T14" style:family="text">
      <style:text-properties fo:font-weight="normal" officeooo:rsid="00341371" style:font-weight-asian="normal" style:font-weight-complex="normal"/>
    </style:style>
    <style:style style:name="T15" style:family="text">
      <style:text-properties fo:font-weight="normal" officeooo:rsid="003dd9d8" style:font-weight-asian="normal" style:font-weight-complex="normal"/>
    </style:style>
    <style:style style:name="T16" style:family="text">
      <style:text-properties fo:font-weight="normal" officeooo:rsid="003e1c45" style:font-weight-asian="normal" style:font-weight-complex="normal"/>
    </style:style>
    <style:style style:name="T17" style:family="text">
      <style:text-properties fo:font-weight="normal" officeooo:rsid="003f28b3" style:font-weight-asian="normal" style:font-weight-complex="normal"/>
    </style:style>
    <style:style style:name="T18" style:family="text">
      <style:text-properties fo:font-weight="normal" officeooo:rsid="0044b4f2" style:font-weight-asian="normal" style:font-weight-complex="normal"/>
    </style:style>
    <style:style style:name="T19" style:family="text">
      <style:text-properties officeooo:rsid="002478b2"/>
    </style:style>
    <style:style style:name="T20" style:family="text">
      <style:text-properties officeooo:rsid="00266002"/>
    </style:style>
    <style:style style:name="T21" style:family="text">
      <style:text-properties officeooo:rsid="002754b1"/>
    </style:style>
    <style:style style:name="T22" style:family="text">
      <style:text-properties officeooo:rsid="002845b0"/>
    </style:style>
    <style:style style:name="T23" style:family="text">
      <style:text-properties officeooo:rsid="0029c4ad"/>
    </style:style>
    <style:style style:name="T24" style:family="text">
      <style:text-properties officeooo:rsid="002cb859"/>
    </style:style>
    <style:style style:name="T25" style:family="text">
      <style:text-properties officeooo:rsid="002ecd4b"/>
    </style:style>
    <style:style style:name="T26" style:family="text">
      <style:text-properties officeooo:rsid="002fe42b"/>
    </style:style>
    <style:style style:name="T27" style:family="text">
      <style:text-properties fo:font-style="normal" officeooo:rsid="003c5b6a" style:font-style-asian="normal" style:font-style-complex="normal"/>
    </style:style>
    <style:style style:name="T28" style:family="text">
      <style:text-properties fo:font-style="normal" officeooo:rsid="0040263a" style:font-style-asian="normal" style:font-style-complex="normal"/>
    </style:style>
    <style:style style:name="T2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fo:font-weight="bold" officeooo:rsid="002fe42b" style:font-weight-asian="bold" style:font-weight-complex="bold"/>
    </style:style>
    <style:style style:name="T31" style:family="text">
      <style:text-properties officeooo:rsid="003c5b6a"/>
    </style:style>
    <style:style style:name="T32" style:family="text">
      <style:text-properties officeooo:rsid="004041d3"/>
    </style:style>
    <style:style style:name="T33" style:family="text">
      <style:text-properties officeooo:rsid="00480c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v. B/C</text:p>
      <text:p text:style-name="P1">X-Extruder Harness</text:p>
      <text:list xml:id="list1268389661150236789" text:style-name="L1">
        <text:list-item>
          <text:p text:style-name="P6"><text:span text:style-name="T9">*</text:span><text:span text:style-name="T1">No</text:span> strain-relief teeth on mounting brackets!*</text:p>
        </text:list-item>
        <text:list-item>
          <text:p text:style-name="P11">*Cut X-min <text:span text:style-name="T7">endstop</text:span> wires <text:span text:style-name="T6">80</text:span>mm <text:span text:style-name="T1">not 40mm</text:span>!*</text:p>
        </text:list-item>
        <text:list-item>
          <text:p text:style-name="P7">Heatshrink Z-max endstop wires <text:span text:style-name="T1">together</text:span></text:p>
        </text:list-item>
        <text:list-item>
          <text:p text:style-name="P6">Make extruder motor cable 1150mm long</text:p>
        </text:list-item>
        <text:list-item>
          <text:p text:style-name="P6"><text:span text:style-name="T7">Increase</text:span> strip length <text:span text:style-name="T7">for ferrite to</text:span> <text:span text:style-name="T5">15</text:span>0mm <text:span text:style-name="T3">(bring ferrite back 50mm)</text:span></text:p>
        </text:list-item>
        <text:list-item>
          <text:p text:style-name="P13">Shorten X-min/Z-max cable <text:span text:style-name="T22">to 720</text:span>m<text:span text:style-name="T4">m</text:span></text:p>
        </text:list-item>
        <text:list-item>
          <text:p text:style-name="P14">Shorten X motor cable <text:span text:style-name="T22">to 720</text:span>mm</text:p>
        </text:list-item>
        <text:list-item>
          <text:p text:style-name="P15">Increase strip length <text:span text:style-name="T8">of</text:span> 20 position connector to 60mm</text:p>
        </text:list-item>
        <text:list-item>
          <text:p text:style-name="P6">Label wires</text:p>
        </text:list-item>
      </text:list>
      <text:p text:style-name="P1"/>
      <text:p text:style-name="P1">Bed Harness</text:p>
      <text:list xml:id="list1514170892049020575" text:style-name="L2">
        <text:list-item>
          <text:p text:style-name="P16">Increase <text:span text:style-name="T20">Y-</text:span>endstop cable strip length <text:span text:style-name="T21">to 6</text:span>0mm</text:p>
        </text:list-item>
        <text:list-item>
          <text:p text:style-name="P16"><text:span text:style-name="T19">I</text:span>ncrease bed power cable strip length <text:span text:style-name="T21">to 5</text:span>0mm</text:p>
        </text:list-item>
        <text:list-item>
          <text:p text:style-name="P18">Reduce the Z-probe cable length <text:span text:style-name="T23">to 67</text:span>0mm, reduce the left strip length <text:span text:style-name="T24">to 19</text:span>0mm</text:p>
        </text:list-item>
        <text:list-item>
          <text:p text:style-name="P18">Cut 40mm off the diode wire</text:p>
        </text:list-item>
        <text:list-item>
          <text:p text:style-name="P16"><text:span text:style-name="T20">L</text:span>abel wires</text:p>
        </text:list-item>
      </text:list>
      <text:p text:style-name="P5">Rev. D</text:p>
      <text:p text:style-name="P2">X-Extruder Harness</text:p>
      <text:list xml:id="list8874783909870101217" text:style-name="L3">
        <text:list-item>
          <text:p text:style-name="P8"><text:span text:style-name="T9">*</text:span><text:span text:style-name="T1">No</text:span> strain-relief teeth on mounting brackets!*</text:p>
        </text:list-item>
        <text:list-item>
          <text:p text:style-name="P12">*Cut <text:span text:style-name="T6">80</text:span>mm <text:span text:style-name="T2">off</text:span> X-min <text:span text:style-name="T7">endstop</text:span> wires, <text:span text:style-name="T29">not</text:span><text:span text:style-name="T1"> </text:span><text:span text:style-name="T2">make it's length from the jacket 80mm</text:span>!*</text:p>
        </text:list-item>
        <text:list-item>
          <text:p text:style-name="P19"><text:span text:style-name="T32">Fix </text:span>X-Motor label (<text:span text:style-name="T25">X, </text:span>not Z)</text:p>
        </text:list-item>
        <text:list-item>
          <text:p text:style-name="P20"><text:span text:style-name="T27">Increase </text:span><text:span text:style-name="T28">left-side</text:span><text:span text:style-name="T27"> E-Motor s</text:span>trip <text:span text:style-name="T31">length to 80mm</text:span></text:p>
        </text:list-item>
      </text:list>
      <text:p text:style-name="P22">Double-Ferrite X-Extruder Harness</text:p>
      <text:list xml:id="list5466123980993744770" text:style-name="L5">
        <text:list-item>
          <text:p text:style-name="P23">Increase left side strip length to 170mm and move ferrites to that <text:span text:style-name="T33">new</text:span> farther strip edge</text:p>
        </text:list-item>
      </text:list>
      <text:p text:style-name="P4"/>
      <text:p text:style-name="P3">Bed Harness</text:p>
      <text:list xml:id="list3136816480526367306" text:style-name="L4">
        <text:list-item>
          <text:p text:style-name="P9"><text:span text:style-name="T9">*</text:span><text:span text:style-name="T1">No</text:span> strain-relief teeth on mounting brackets!*</text:p>
        </text:list-item>
        <text:list-item>
          <text:p text:style-name="P10">*<text:span text:style-name="T26">Cut 40mm </text:span><text:span text:style-name="T2">off</text:span><text:span text:style-name="T26"> brown diode wire, </text:span><text:span text:style-name="T30">not</text:span><text:span text:style-name="T2"> make it's length from the jacket 40mm</text:span><text:span text:style-name="T10">!*</text:span></text:p>
        </text:list-item>
        <text:list-item>
          <text:p text:style-name="P17"><text:span text:style-name="T10">Increase </text:span><text:span text:style-name="T16">right</text:span><text:span text:style-name="T17">-side </text:span><text:span text:style-name="T11">Y-</text:span><text:span text:style-name="T15">E</text:span><text:span text:style-name="T10">ndstop cable strip length </text:span><text:span text:style-name="T12">to </text:span><text:span text:style-name="T13">7</text:span><text:span text:style-name="T14">5</text:span><text:span text:style-name="T10">mm</text:span></text:p>
        </text:list-item>
        <text:list-item>
          <text:p text:style-name="P21"><text:span text:style-name="T18">Move</text:span><text:span text:style-name="T9"> labels </text:span><text:span text:style-name="T18">to</text:span><text:span text:style-name="T9"> 25mm away from the pi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User</meta:initial-creator>
    <meta:creation-date>2016-05-23T10:13:30.825410606</meta:creation-date>
    <dc:date>2016-06-10T09:08:03.558713628</dc:date>
    <dc:creator>Aleph User</dc:creator>
    <meta:editing-duration>P3DT22H22M6S</meta:editing-duration>
    <meta:editing-cycles>55</meta:editing-cycles>
    <meta:generator>LibreOffice/5.0.4.2$Linux_X86_64 LibreOffice_project/2b9802c1994aa0b7dc6079e128979269cf95bc78</meta:generator>
    <meta:document-statistic meta:table-count="0" meta:image-count="0" meta:object-count="0" meta:page-count="2" meta:paragraph-count="30" meta:word-count="217" meta:character-count="1196" meta:non-whitespace-character-count="1032"/>
  </office:meta>
</office:document-meta>
</file>